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Kohli</text:p>
          </table:table-cell>
          <table:table-cell office:value-type="string">
            <text:p>Smith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27">
            <text:p>2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9">01/09/2021</text:date>, <text:time>00:3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hil Kashyap</meta:initial-creator>
    <meta:creation-date>2021-01-08T12:13:30.08</meta:creation-date>
    <dc:date>2021-01-09T00:37:04.95</dc:date>
    <dc:creator>Akhil Kashyap</dc:creator>
    <meta:editing-duration>PT12H8M23S</meta:editing-duration>
    <meta:editing-cycles>1</meta:editing-cycles>
    <meta:document-statistic meta:table-count="3" meta:cell-count="33" meta:object-count="0"/>
    <meta:generator>OpenOffice/4.1.7$Win32 OpenOffice.org_project/417m1$Build-9800</meta:generator>
  </office:meta>
</office:document-meta>
</file>